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A005986F7858865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58cm, 2.593cm, 11.122cm, 1.8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1cm" svg:height="20cm" svg:x="0.892cm" svg:y="2.591cm">
          <draw:image xlink:href="Pictures/10000000000005E8000007E02A005986F785886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46:35.649664210</dc:date>
    <meta:editing-duration>PT3M4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